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2pt" style:font-size-asian="12pt"/>
    </style:style>
    <style:style style:name="P3" style:parent-style-name="ListParagraph" style:list-style-name="LFO1" style:family="paragraph">
      <style:text-properties fo:font-size="12pt" style:font-size-asian="12pt"/>
    </style:style>
    <style:style style:name="P4" style:parent-style-name="ListParagraph" style:list-style-name="LFO1" style:family="paragraph">
      <style:text-properties fo:font-size="12pt" style:font-size-asian="12pt"/>
    </style:style>
    <style:style style:name="P5" style:parent-style-name="Normal" style:family="paragraph">
      <style:text-properties fo:font-weight="bold" style:font-weight-asian="bold" fo:font-size="12pt" style:font-size-asian="12pt"/>
    </style:style>
    <style:style style:name="P6" style:parent-style-name="ListParagraph" style:list-style-name="LFO2" style:family="paragraph">
      <style:text-properties fo:font-size="12pt" style:font-size-asian="12pt"/>
    </style:style>
    <style:style style:name="P7" style:parent-style-name="ListParagraph" style:list-style-name="LFO2" style:family="paragraph">
      <style:text-properties fo:font-size="12pt" style:font-size-asian="12pt"/>
    </style:style>
    <style:style style:name="P8" style:parent-style-name="ListParagraph" style:list-style-name="LFO2" style:family="paragraph">
      <style:text-properties fo:font-size="12pt" style:font-size-asian="12pt"/>
    </style:style>
    <style:style style:name="P9" style:parent-style-name="ListParagraph" style:list-style-name="LFO2" style:family="paragraph">
      <style:text-properties fo:font-size="12pt" style:font-size-asian="12pt"/>
    </style:style>
    <style:style style:name="P10" style:parent-style-name="ListParagraph" style:list-style-name="LFO2" style:family="paragraph">
      <style:text-properties fo:font-size="12pt" style:font-size-asian="12pt"/>
    </style:style>
    <style:style style:name="P11" style:parent-style-name="ListParagraph" style:list-style-name="LFO2" style:family="paragraph">
      <style:text-properties fo:font-size="12pt" style:font-size-asian="12pt"/>
    </style:style>
    <style:style style:name="P12" style:parent-style-name="ListParagraph" style:list-style-name="LFO2" style:family="paragraph">
      <style:text-properties fo:font-size="12pt" style:font-size-asian="12pt"/>
    </style:style>
    <style:style style:name="P13" style:parent-style-name="ListParagraph" style:list-style-name="LFO2" style:family="paragraph">
      <style:text-properties fo:font-size="12pt" style:font-size-asian="12pt"/>
    </style:style>
    <style:style style:name="P14" style:parent-style-name="ListParagraph" style:list-style-name="LFO2" style:family="paragraph">
      <style:text-properties fo:font-size="12pt" style:font-size-asian="12pt"/>
    </style:style>
    <style:style style:name="P15" style:parent-style-name="Normal" style:family="paragraph">
      <style:text-properties fo:font-size="12pt" style:font-size-asian="12pt"/>
    </style:style>
    <style:style style:name="P16" style:parent-style-name="Normal" style:family="paragraph">
      <style:text-properties fo:font-weight="bold" style:font-weight-asian="bold" fo:font-size="12pt" style:font-size-asian="12pt"/>
    </style:style>
    <style:style style:name="P17" style:parent-style-name="ListParagraph" style:list-style-name="LFO3" style:family="paragraph">
      <style:text-properties fo:font-size="12pt" style:font-size-asian="12pt"/>
    </style:style>
    <style:style style:name="P18" style:parent-style-name="ListParagraph" style:list-style-name="LFO3" style:family="paragraph">
      <style:text-properties fo:font-size="12pt" style:font-size-asian="12pt"/>
    </style:style>
    <style:style style:name="P19" style:parent-style-name="ListParagraph" style:list-style-name="LFO3" style:family="paragraph">
      <style:text-properties fo:font-size="12pt" style:font-size-asian="12pt"/>
    </style:style>
    <style:style style:name="P20" style:parent-style-name="ListParagraph" style:list-style-name="LFO3" style:family="paragraph">
      <style:text-properties fo:font-size="12pt" style:font-size-asian="12pt"/>
    </style:style>
    <style:style style:name="P21" style:parent-style-name="ListParagraph" style:list-style-name="LFO3" style:family="paragraph">
      <style:text-properties fo:font-size="12pt" style:font-size-asian="12pt"/>
    </style:style>
    <style:style style:name="P22" style:parent-style-name="ListParagraph" style:list-style-name="LFO3" style:family="paragraph">
      <style:text-properties fo:font-size="12pt" style:font-size-asian="12pt"/>
    </style:style>
    <style:style style:name="P23" style:parent-style-name="ListParagraph" style:list-style-name="LFO3" style:family="paragraph">
      <style:text-properties fo:font-size="12pt" style:font-size-asian="12pt"/>
    </style:style>
    <style:style style:name="P24" style:parent-style-name="ListParagraph" style:list-style-name="LFO3" style:family="paragraph">
      <style:text-properties fo:font-size="12pt" style:font-size-asian="12pt"/>
    </style:style>
    <style:style style:name="P25" style:parent-style-name="ListParagraph" style:list-style-name="LFO3" style:family="paragraph">
      <style:text-properties fo:font-size="12pt" style:font-size-asian="12pt"/>
    </style:style>
    <style:style style:name="P26" style:parent-style-name="ListParagraph" style:list-style-name="LFO3" style:family="paragraph">
      <style:text-properties fo:font-size="12pt" style:font-size-asian="12pt"/>
    </style:style>
    <style:style style:name="P27" style:parent-style-name="ListParagraph" style:list-style-name="LFO3" style:family="paragraph">
      <style:text-properties fo:font-size="12pt" style:font-size-asian="12pt"/>
    </style:style>
    <style:style style:name="P28" style:parent-style-name="ListParagraph" style:list-style-name="LFO3" style:family="paragraph">
      <style:text-properties fo:font-size="12pt" style:font-size-asian="12pt"/>
    </style:style>
    <style:style style:name="P29" style:parent-style-name="Normal" style:family="paragraph">
      <style:text-properties fo:font-weight="bold" style:font-weight-asian="bold" fo:font-size="12pt" style:font-size-asian="12pt"/>
    </style:style>
    <style:style style:name="P30" style:parent-style-name="ListParagraph" style:list-style-name="LFO4" style:family="paragraph">
      <style:text-properties fo:font-size="12pt" style:font-size-asian="12pt"/>
    </style:style>
    <style:style style:name="P31" style:parent-style-name="ListParagraph" style:list-style-name="LFO4" style:family="paragraph">
      <style:text-properties fo:font-size="12pt" style:font-size-asian="12pt"/>
    </style:style>
    <style:style style:name="P32" style:parent-style-name="ListParagraph" style:list-style-name="LFO4" style:family="paragraph">
      <style:text-properties fo:font-size="12pt" style:font-size-asian="12pt"/>
    </style:style>
    <style:style style:name="P33" style:parent-style-name="ListParagraph" style:list-style-name="LFO4" style:family="paragraph">
      <style:text-properties fo:font-size="12pt" style:font-size-asian="12pt"/>
    </style:style>
    <style:style style:name="P34" style:parent-style-name="ListParagraph" style:list-style-name="LFO4" style:family="paragraph">
      <style:text-properties fo:font-size="12pt" style:font-size-asian="12pt"/>
    </style:style>
    <style:style style:name="P35" style:parent-style-name="ListParagraph" style:list-style-name="LFO4" style:family="paragraph">
      <style:text-properties fo:font-size="12pt" style:font-size-asian="12pt"/>
    </style:style>
    <style:style style:name="P36" style:parent-style-name="ListParagraph" style:list-style-name="LFO4" style:family="paragraph">
      <style:text-properties fo:font-size="12pt" style:font-size-asian="12pt"/>
    </style:style>
    <style:style style:name="P37" style:parent-style-name="Normal" style:family="paragraph">
      <style:text-properties fo:font-size="12pt" style:font-size-asian="12pt"/>
    </style:style>
    <style:style style:name="P38" style:parent-style-name="Normal" style:family="paragraph">
      <style:text-properties fo:font-weight="bold" style:font-weight-asian="bold" fo:font-size="12pt" style:font-size-asian="12pt"/>
    </style:style>
    <style:style style:name="P39" style:parent-style-name="ListParagraph" style:list-style-name="LFO5" style:family="paragraph">
      <style:text-properties fo:font-size="12pt" style:font-size-asian="12pt"/>
    </style:style>
    <style:style style:name="P40" style:parent-style-name="ListParagraph" style:list-style-name="LFO5" style:family="paragraph">
      <style:text-properties fo:font-size="12pt" style:font-size-asian="12pt"/>
    </style:style>
    <style:style style:name="P41" style:parent-style-name="ListParagraph" style:list-style-name="LFO5" style:family="paragraph">
      <style:text-properties fo:font-size="12pt" style:font-size-asian="12pt"/>
    </style:style>
    <style:style style:name="P42" style:parent-style-name="ListParagraph" style:list-style-name="LFO5" style:family="paragraph">
      <style:text-properties fo:font-size="12pt" style:font-size-asian="12pt"/>
    </style:style>
    <style:style style:name="P43" style:parent-style-name="ListParagraph" style:list-style-name="LFO5" style:family="paragraph">
      <style:text-properties fo:font-size="12pt" style:font-size-asian="12pt"/>
    </style:style>
    <style:style style:name="P44" style:parent-style-name="ListParagraph" style:list-style-name="LFO5" style:family="paragraph">
      <style:text-properties fo:font-size="12pt" style:font-size-asian="12pt"/>
    </style:style>
    <style:style style:name="P45" style:parent-style-name="ListParagraph" style:list-style-name="LFO5" style:family="paragraph">
      <style:text-properties fo:font-size="12pt" style:font-size-asian="12pt"/>
    </style:style>
    <style:style style:name="P46" style:parent-style-name="ListParagraph" style:list-style-name="LFO5" style:family="paragraph">
      <style:text-properties fo:font-size="12pt" style:font-size-asian="12pt"/>
    </style:style>
    <style:style style:name="P47" style:parent-style-name="ListParagraph" style:list-style-name="LFO5" style:family="paragraph">
      <style:text-properties fo:font-size="12pt" style:font-size-asian="12pt"/>
    </style:style>
    <style:style style:name="P48" style:parent-style-name="ListParagraph" style:list-style-name="LFO5" style:family="paragraph">
      <style:text-properties fo:font-size="12pt" style:font-size-asian="12pt"/>
    </style:style>
    <style:style style:name="P49" style:parent-style-name="ListParagraph" style:list-style-name="LFO5" style:family="paragraph">
      <style:text-properties fo:font-size="12pt" style:font-size-asian="12pt"/>
    </style:style>
    <style:style style:name="P50" style:parent-style-name="ListParagraph" style:list-style-name="LFO5" style:family="paragraph">
      <style:text-properties fo:font-size="12pt" style:font-size-asian="12pt"/>
    </style:style>
    <style:style style:name="P51" style:parent-style-name="ListParagraph" style:list-style-name="LFO5" style:family="paragraph">
      <style:text-properties fo:font-size="12pt" style:font-size-asian="12pt"/>
    </style:style>
    <style:style style:name="P52" style:parent-style-name="Normal" style:family="paragraph">
      <style:text-properties fo:font-weight="bold" style:font-weight-asian="bold" fo:font-size="12pt" style:font-size-asian="12pt"/>
    </style:style>
    <style:style style:name="P53" style:parent-style-name="ListParagraph" style:list-style-name="LFO6" style:family="paragraph">
      <style:text-properties fo:font-size="12pt" style:font-size-asian="12pt"/>
    </style:style>
    <style:style style:name="P54" style:parent-style-name="ListParagraph" style:list-style-name="LFO6" style:family="paragraph">
      <style:text-properties fo:font-size="12pt" style:font-size-asian="12pt"/>
    </style:style>
    <style:style style:name="P55" style:parent-style-name="ListParagraph" style:list-style-name="LFO6" style:family="paragraph">
      <style:text-properties fo:font-size="12pt" style:font-size-asian="12pt"/>
    </style:style>
    <style:style style:name="P56" style:parent-style-name="ListParagraph" style:list-style-name="LFO6" style:family="paragraph">
      <style:text-properties fo:font-size="12pt" style:font-size-asian="12pt"/>
    </style:style>
    <style:style style:name="P57" style:parent-style-name="ListParagraph" style:list-style-name="LFO6" style:family="paragraph">
      <style:text-properties fo:font-size="12pt" style:font-size-asian="12pt"/>
    </style:style>
    <style:style style:name="P58" style:parent-style-name="ListParagraph" style:list-style-name="LFO6" style:family="paragraph">
      <style:text-properties fo:font-size="12pt" style:font-size-asian="12pt"/>
    </style:style>
    <style:style style:name="P59" style:parent-style-name="ListParagraph" style:list-style-name="LFO6" style:family="paragraph">
      <style:text-properties fo:font-size="12pt" style:font-size-asian="12pt"/>
    </style:style>
    <style:style style:name="P60" style:parent-style-name="Normal" style:family="paragraph">
      <style:text-properties fo:font-size="12pt" style:font-size-asian="12pt"/>
    </style:style>
    <style:style style:name="P61" style:parent-style-name="Normal" style:family="paragraph">
      <style:text-properties fo:font-weight="bold" style:font-weight-asian="bold" fo:font-size="12pt" style:font-size-asian="12pt"/>
    </style:style>
    <style:style style:name="P62" style:parent-style-name="ListParagraph" style:list-style-name="LFO7" style:family="paragraph">
      <style:text-properties fo:font-size="12pt" style:font-size-asian="12pt"/>
    </style:style>
    <style:style style:name="P63" style:parent-style-name="ListParagraph" style:list-style-name="LFO7" style:family="paragraph">
      <style:text-properties fo:font-size="12pt" style:font-size-asian="12pt"/>
    </style:style>
    <style:style style:name="P64" style:parent-style-name="ListParagraph" style:list-style-name="LFO7" style:family="paragraph">
      <style:text-properties fo:font-size="12pt" style:font-size-asian="12pt"/>
    </style:style>
    <style:style style:name="P65" style:parent-style-name="Normal" style:family="paragraph">
      <style:text-properties fo:font-size="12pt" style:font-size-asian="12pt"/>
    </style:style>
    <style:style style:name="P66" style:parent-style-name="Normal" style:family="paragraph">
      <style:text-properties fo:font-weight="bold" style:font-weight-asian="bold" fo:font-size="12pt" style:font-size-asian="12pt"/>
    </style:style>
    <style:style style:name="P67" style:parent-style-name="ListParagraph" style:list-style-name="LFO8" style:family="paragraph">
      <style:text-properties fo:font-size="12pt" style:font-size-asian="12pt"/>
    </style:style>
    <style:style style:name="P68" style:parent-style-name="ListParagraph" style:list-style-name="LFO8" style:family="paragraph">
      <style:text-properties fo:font-size="12pt" style:font-size-asian="12pt"/>
    </style:style>
    <style:style style:name="P69" style:parent-style-name="ListParagraph" style:list-style-name="LFO8" style:family="paragraph">
      <style:text-properties fo:font-size="12pt" style:font-size-asian="12pt"/>
    </style:style>
    <style:style style:name="P70" style:parent-style-name="ListParagraph" style:list-style-name="LFO8" style:family="paragraph">
      <style:text-properties fo:font-size="12pt" style:font-size-asian="12pt"/>
    </style:style>
    <style:style style:name="P71" style:parent-style-name="ListParagraph" style:list-style-name="LFO8" style:family="paragraph">
      <style:text-properties fo:font-size="12pt" style:font-size-asian="12pt"/>
    </style:style>
    <style:style style:name="P72" style:parent-style-name="ListParagraph" style:list-style-name="LFO8" style:family="paragraph">
      <style:text-properties fo:font-size="12pt" style:font-size-asian="12pt"/>
    </style:style>
    <style:style style:name="P73" style:parent-style-name="ListParagraph" style:list-style-name="LFO8" style:family="paragraph">
      <style:text-properties fo:font-size="12pt" style:font-size-asian="12pt"/>
    </style:style>
    <style:style style:name="P74" style:parent-style-name="ListParagraph" style:list-style-name="LFO8" style:family="paragraph">
      <style:text-properties fo:font-size="12pt" style:font-size-asian="12pt"/>
    </style:style>
    <style:style style:name="P75" style:parent-style-name="ListParagraph" style:list-style-name="LFO8" style:family="paragraph">
      <style:text-properties fo:font-size="12pt" style:font-size-asian="12pt"/>
    </style:style>
    <style:style style:name="P76" style:parent-style-name="Normal" style:family="paragraph">
      <style:text-properties fo:font-size="12pt" style:font-size-asian="12pt"/>
    </style:style>
    <style:style style:name="P77" style:parent-style-name="Normal" style:family="paragraph">
      <style:text-properties fo:font-weight="bold" style:font-weight-asian="bold" fo:font-size="12pt" style:font-size-asian="12pt"/>
    </style:style>
    <style:style style:name="P78" style:parent-style-name="ListParagraph" style:list-style-name="LFO9" style:family="paragraph">
      <style:text-properties fo:font-size="12pt" style:font-size-asian="12pt"/>
    </style:style>
    <style:style style:name="P79" style:parent-style-name="ListParagraph" style:list-style-name="LFO9" style:family="paragraph">
      <style:text-properties fo:font-size="12pt" style:font-size-asian="12pt"/>
    </style:style>
    <style:style style:name="P80" style:parent-style-name="ListParagraph" style:list-style-name="LFO9" style:family="paragraph">
      <style:text-properties fo:font-size="12pt" style:font-size-asian="12pt"/>
    </style:style>
    <style:style style:name="P81" style:parent-style-name="Normal" style:family="paragraph">
      <style:text-properties fo:font-size="12pt" style:font-size-asian="12pt"/>
    </style:style>
    <style:style style:name="P82" style:parent-style-name="Normal" style:family="paragraph">
      <style:text-properties fo:font-weight="bold" style:font-weight-asian="bold" fo:font-size="12pt" style:font-size-asian="12pt"/>
    </style:style>
    <style:style style:name="P83" style:parent-style-name="ListParagraph" style:list-style-name="LFO10" style:family="paragraph">
      <style:text-properties fo:font-size="12pt" style:font-size-asian="12pt"/>
    </style:style>
    <style:style style:name="P84" style:parent-style-name="ListParagraph" style:list-style-name="LFO10" style:family="paragraph">
      <style:text-properties fo:font-size="12pt" style:font-size-asian="12pt"/>
    </style:style>
    <style:style style:name="P85" style:parent-style-name="ListParagraph" style:list-style-name="LFO10" style:family="paragraph">
      <style:text-properties fo:font-size="12pt" style:font-size-asian="12pt"/>
    </style:style>
    <style:style style:name="P86" style:parent-style-name="ListParagraph" style:list-style-name="LFO10" style:family="paragraph">
      <style:text-properties fo:font-size="12pt" style:font-size-asian="12pt"/>
    </style:style>
    <style:style style:name="P87" style:parent-style-name="ListParagraph" style:list-style-name="LFO10" style:family="paragraph">
      <style:text-properties fo:font-size="12pt" style:font-size-asian="12pt"/>
    </style:style>
  </office:automatic-styles>
  <office:body>
    <office:text text:use-soft-page-breaks="true">
      <text:p text:style-name="P1">8-Week 8 Redman And Wilkinson Chapter 8 – Industrial Relations</text:p>
      <text:p text:style-name="P2">Introduction</text:p>
      <text:list text:style-name="LFO1" text:continue-numbering="true">
        <text:list-item>
          <text:p text:style-name="P3">Developments and implications</text:p>
        </text:list-item>
        <text:list-item>
          <text:p text:style-name="P4">Industrial relations encompasses the study of all aspects of the employment relationship, more narrowly it has trad focused on those areas of the employment relationship in which managers deal with the representatives of employees rather than managing employee directly as individuals</text:p>
        </text:list-item>
      </text:list>
      <text:p text:style-name="P5">Management approaches to industrial relations</text:p>
      <text:list text:style-name="LFO2" text:continue-numbering="true">
        <text:list-item>
          <text:p text:style-name="P6">Suggestion of state intervention provokes strong reaction, would prefer to make employment decision unilaterally</text:p>
        </text:list-item>
        <text:list-item>
          <text:p text:style-name="P7">Assumptions held by manger about what choices to make termed frames of reference, deeply held assumptions towards a labour foce and the rights of worker, trade nions or the state to influce management decisions</text:p>
        </text:list-item>
        <text:list-item>
          <text:p text:style-name="P8">3 frame: unitarism, pluralism and radical</text:p>
        </text:list-item>
        <text:list-item>
          <text:p text:style-name="P9">Unitarist – believe that the natural state of org is one of harmony and cooperation, all employees are though to be in the same team. <text:s/>Remaining conflicts are attributed to mischief within ghe workfore</text:p>
        </text:list-item>
        <text:list-item>
          <text:p text:style-name="P10">Pluralist- recognises orgs contain a ariety of sectional groups who seek to express divergent interest. Resulting conflict is inevitable and the task of managers is to establish a system of structures and procedures in which conflict is institutionalised and negotiated order is established</text:p>
        </text:list-item>
        <text:list-item>
          <text:p text:style-name="P11">Radical<text:s/>critique of pluralism draws upon Marxism and explains workplace conlict within a braoder historical and social context and places a stress upon the unequal power struggle of opposing<text:s/>social classes</text:p>
        </text:list-item>
        <text:list-item>
          <text:p text:style-name="P12">Most managers have a mix of views</text:p>
        </text:list-item>
        <text:list-item>
          <text:p text:style-name="P13">79% would rather consult with employees directly rather than unions</text:p>
        </text:list-item>
        <text:list-item>
          <text:p text:style-name="P14">Management approaches to industrial relations are often characterised as mixing and atchign unitarist and pluralist beliefs</text:p>
        </text:list-item>
      </text:list>
      <text:p text:style-name="P15"/>
      <text:p text:style-name="P16">Why employees join unions</text:p>
      <text:list text:style-name="LFO3" text:continue-numbering="true">
        <text:list-item>
          <text:p text:style-name="P17">Employees may not feel that everyone shares the same goals in their workplace</text:p>
        </text:list-item>
        <text:list-item>
          <text:p text:style-name="P18">Us and them</text:p>
        </text:list-item>
        <text:list-item>
          <text:p text:style-name="P19">Thus employees subscribe to a pluralist pers and feel that woreks and managers are on different sides with separate interstes</text:p>
        </text:list-item>
        <text:list-item>
          <text:p text:style-name="P20">Variations between countries regarding union membership</text:p>
        </text:list-item>
        <text:list-item>
          <text:p text:style-name="P21">Join because they fell dissatisfied with their work situtiona, may bring benefits such as higher wages, may be encouraged to join by the traditions and opinions of their work group</text:p>
        </text:list-item>
        <text:list-item>
          <text:p text:style-name="P22">State support for union important factor</text:p>
        </text:list-item>
        <text:list-item>
          <text:p text:style-name="P23">Joining unions:</text:p>
          <text:list text:continue-numbering="true">
            <text:list-item>
              <text:p text:style-name="P24">Support if I had a problem at ork</text:p>
            </text:list-item>
            <text:list-item>
              <text:p text:style-name="P25">Improved pay and conditions</text:p>
            </text:list-item>
            <text:list-item>
              <text:p text:style-name="P26">Because I believe in trade unions</text:p>
            </text:list-item>
            <text:list-item>
              <text:p text:style-name="P27">Free legal advice</text:p>
            </text:list-item>
            <text:list-item>
              <text:p text:style-name="P28">Most people at work are members</text:p>
            </text:list-item>
          </text:list>
        </text:list-item>
      </text:list>
      <text:p text:style-name="P29">The decline of joint regulation</text:p>
      <text:list text:style-name="LFO4" text:continue-numbering="true">
        <text:list-item>
          <text:p text:style-name="P30">Not fixed but changes in response to global and national economic, social and political pressures</text:p>
        </text:list-item>
        <text:list-item>
          <text:p text:style-name="P31">Increased market competition has reduced willingness of employers to recognise and negotiate with trade unions</text:p>
        </text:list-item>
        <text:list-item>
          <text:p text:style-name="P32">Declining union density is only one indication of joint regulation important to consider trends in collective bargaining coverage</text:p>
        </text:list-item>
        <text:list-item>
          <text:p text:style-name="P33">In liberal maket econmies the steep decline of joing regulation appears to have affected all industrial sectors</text:p>
        </text:list-item>
        <text:list-item>
          <text:p text:style-name="P34">Decline?failure of unions to organsie workers and gain recognition for collective bargaining in new firms and new workplaces</text:p>
        </text:list-item>
        <text:list-item>
          <text:p text:style-name="P35">Heightened competitive pressures, managers have proved relutctant to recognise unions for fear of higher wages and union have found it difficult to recruit the growing numbers of female and service sector workers</text:p>
        </text:list-item>
        <text:list-item>
          <text:p text:style-name="P36">May regard certain hr issues as off limits to unions</text:p>
        </text:list-item>
      </text:list>
      <text:p text:style-name="P37"/>
      <text:p text:style-name="P38">The implication of declining joint regulation</text:p>
      <text:list text:style-name="LFO5" text:continue-numbering="true">
        <text:list-item>
          <text:p text:style-name="P39">Range of benefical effects including forcing managers to imporce hrm practices, increasing employee voice, redistribution of outcomes and promoting equal opportunities and increasing job satisfaction and reducting labour turnover</text:p>
        </text:list-item>
        <text:list-item>
          <text:p text:style-name="P40">Unions express employees views and have an impat on managers greater than the views expressed by individual employees which are normally ignore</text:p>
        </text:list-item>
        <text:list-item>
          <text:p text:style-name="P41">Unionised workers typically received higher wagesd</text:p>
        </text:list-item>
        <text:list-item>
          <text:p text:style-name="P42">Also narrowing the pay distributioin in attempting a fair redistribution of reard</text:p>
        </text:list-item>
        <text:list-item>
          <text:p text:style-name="P43">Declining unionisation results in increasing wage inequality and salaries of exe and managers have risen exponentially as unions have been less able to increase members wages</text:p>
        </text:list-item>
        <text:list-item>
          <text:p text:style-name="P44">Decline has also affected training provision and the ability of unions to raise training levels</text:p>
        </text:list-item>
        <text:list-item>
          <text:p text:style-name="P45">Baring for more graingin</text:p>
        </text:list-item>
        <text:list-item>
          <text:p text:style-name="P46">Poistiive union effect on training is also in decline</text:p>
        </text:list-item>
        <text:list-item>
          <text:p text:style-name="P47">Promoting fairness and equliay may been hared by the decline</text:p>
        </text:list-item>
        <text:list-item>
          <text:p text:style-name="P48">Employers increasingly unresponsive to union pressure</text:p>
        </text:list-item>
        <text:list-item>
          <text:p text:style-name="P49">Unions no longer as effective in reaising the concerns of their members because managers don’t listen</text:p>
        </text:list-item>
        <text:list-item>
          <text:p text:style-name="P50">Unions rely on logic of collective action</text:p>
        </text:list-item>
        <text:list-item>
          <text:p text:style-name="P51">Unions may damage productivity by exercising monopoly power to defent restrictive work practices and riase wage costs above market rates</text:p>
        </text:list-item>
      </text:list>
      <text:p text:style-name="P52">Non union workplaces</text:p>
      <text:list text:style-name="LFO6" text:continue-numbering="true">
        <text:list-item>
          <text:p text:style-name="P53">Majority of uk workplace non union by 1995</text:p>
        </text:list-item>
        <text:list-item>
          <text:p text:style-name="P54">To maintina a non union status managers enforme management prerogative by coercive power to justify a unitarist ideology</text:p>
        </text:list-item>
        <text:list-item>
          <text:p text:style-name="P55">Sweet stuff and fear stuff to stop union membership</text:p>
        </text:list-item>
        <text:list-item>
          <text:p text:style-name="P56">Human relations approach- paternalistic view etc</text:p>
        </text:list-item>
        <text:list-item>
          <text:p text:style-name="P57">Non union environment appeared well suited to the demands of developing committed and flexible employees</text:p>
        </text:list-item>
        <text:list-item>
          <text:p text:style-name="P58">These types appear to remain an exception</text:p>
        </text:list-item>
        <text:list-item>
          <text:p text:style-name="P59">Little evidence of sophisticated hrm</text:p>
        </text:list-item>
      </text:list>
      <text:p text:style-name="P60"/>
      <text:p text:style-name="P61">Non union employee representation</text:p>
      <text:list text:style-name="LFO7" text:continue-numbering="true">
        <text:list-item>
          <text:p text:style-name="P62">Almost half o uk workplace are effectively union free, manages operate without any independent employee voice</text:p>
        </text:list-item>
        <text:list-item>
          <text:p text:style-name="P63">In absence of union managers can provide employee voice through hdirect channels by communicating with workers in team briefings and problem solving</text:p>
        </text:list-item>
        <text:list-item>
          <text:p text:style-name="P64">State has increasingly intervened in industrial relations partly to compensate for the decline in joint regulation through trade unions</text:p>
        </text:list-item>
      </text:list>
      <text:p text:style-name="P65"/>
      <text:p text:style-name="P66">Partnership with unions</text:p>
      <text:list text:style-name="LFO8" text:continue-numbering="true">
        <text:list-item>
          <text:p text:style-name="P67">Important innovation has been thesigning of partnership agreements with trade unions</text:p>
        </text:list-item>
        <text:list-item>
          <text:p text:style-name="P68">Replace the notion of conflice between employers and employees with the promotion of partnership in the longer term</text:p>
        </text:list-item>
        <text:list-item>
          <text:p text:style-name="P69">Ambigious term, with no agreed meaning</text:p>
        </text:list-item>
        <text:list-item>
          <text:p text:style-name="P70">Partnership has more to do with an approach to the rel between employers and employees individually and in groups than it has to do with unions</text:p>
        </text:list-item>
        <text:list-item>
          <text:p text:style-name="P71">Can be defined in both unitarist and pluralist terms</text:p>
        </text:list-item>
        <text:list-item>
          <text:p text:style-name="P72">Most partnerships signed in public sector, very few in private sector</text:p>
        </text:list-item>
        <text:list-item>
          <text:p text:style-name="P73">Partnership agreeents in Britain are biased towards procedural rules over consultation and do no extend joing regulation or involve managers relinquishing control over unilateral determination of substantive terms and conditions</text:p>
        </text:list-item>
        <text:list-item>
          <text:p text:style-name="P74">Have to deal with 2 issues: first both sides have to commit fully to a single strategy of cooperative industrial relation throughout the org and avoid behaving in a short term contraditority or opportunistic manner</text:p>
        </text:list-item>
        <text:list-item>
          <text:p text:style-name="P75">Second is whether they deliver greater returns for mangers and trade unions. <text:s/>If returns are not forthcoming for either party then enthusiasm for the partnership approach may wnae</text:p>
        </text:list-item>
      </text:list>
      <text:p text:style-name="P76"/>
      <text:p text:style-name="P77">Union organising and new types of union representatives</text:p>
      <text:list text:style-name="LFO9" text:continue-numbering="true">
        <text:list-item>
          <text:p text:style-name="P78">Many employers not recognised union, not surprising that workers and unions have sought to defent their interst</text:p>
        </text:list-item>
        <text:list-item>
          <text:p text:style-name="P79">Unions have focused on organsing workers and recruiting new members as an altenative to partnership</text:p>
        </text:list-item>
        <text:list-item>
          <text:p text:style-name="P80">More members gives them more power for all the issues they complain about</text:p>
        </text:list-item>
      </text:list>
      <text:p text:style-name="P81"/>
      <text:p text:style-name="P82">Conclusions</text:p>
      <text:list text:style-name="LFO10" text:continue-numbering="true">
        <text:list-item>
          <text:p text:style-name="P83">Decline of joint rep and implications</text:p>
        </text:list-item>
        <text:list-item>
          <text:p text:style-name="P84">Employers in liberal market economies and other coutnries are increasingly less inclined to support joint regulation of industrial relations</text:p>
        </text:list-item>
        <text:list-item>
          <text:p text:style-name="P85">Unions have found it increasingly difficult to represent effectively</text:p>
        </text:list-item>
        <text:list-item>
          <text:p text:style-name="P86">Employes avoid union rec and influence in order to avoid the costs imposed by them</text:p>
        </text:list-item>
        <text:list-item>
          <text:p text:style-name="P87"/>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5-01-07T12:35:00Z</meta:creation-date>
    <dc:date>2015-01-07T13:23:00Z</dc:date>
    <meta:template xlink:href="Normal" xlink:type="simple"/>
    <meta:editing-cycles>3</meta:editing-cycles>
    <meta:editing-duration>PT2880S</meta:editing-duration>
    <meta:document-statistic meta:page-count="4" meta:paragraph-count="14" meta:word-count="1093" meta:character-count="7315" meta:row-count="51" meta:non-whitespace-character-count="6236"/>
  </office:meta>
</office:document-meta>
</file>